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b7c63" officeooo:paragraph-rsid="00d08c42"/>
    </style:style>
    <style:style style:name="P2" style:family="paragraph" style:parent-style-name="Standard">
      <style:text-properties fo:font-size="18pt" officeooo:rsid="00c671c7" officeooo:paragraph-rsid="00d08c42"/>
    </style:style>
    <style:style style:name="P3" style:family="paragraph" style:parent-style-name="Standard">
      <style:text-properties fo:font-size="18pt" officeooo:rsid="00cfe60e" officeooo:paragraph-rsid="00d08c42"/>
    </style:style>
    <style:style style:name="P4" style:family="paragraph" style:parent-style-name="Standard">
      <style:text-properties fo:font-size="18pt" officeooo:rsid="00d2858a" officeooo:paragraph-rsid="00d2858a"/>
    </style:style>
    <style:style style:name="P5" style:family="paragraph" style:parent-style-name="Standard">
      <style:text-properties officeooo:rsid="00ce5559"/>
    </style:style>
    <style:style style:name="P6" style:family="paragraph" style:parent-style-name="Standard">
      <style:text-properties officeooo:rsid="00ce5559" officeooo:paragraph-rsid="00d08c42"/>
    </style:style>
    <style:style style:name="P7" style:family="paragraph" style:parent-style-name="Standard">
      <style:text-properties officeooo:paragraph-rsid="00d08c42"/>
    </style:style>
    <style:style style:name="P8" style:family="paragraph" style:parent-style-name="Standard">
      <style:text-properties officeooo:rsid="00d55273" officeooo:paragraph-rsid="00d55273"/>
    </style:style>
    <style:style style:name="P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6pt" style:font-weight-asian="bold" style:font-size-complex="2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671c7"/>
    </style:style>
    <style:style style:name="T3" style:family="text">
      <style:text-properties fo:font-size="18pt" officeooo:rsid="00caf185"/>
    </style:style>
    <style:style style:name="T4" style:family="text">
      <style:text-properties fo:font-size="18pt" officeooo:rsid="00cfe60e"/>
    </style:style>
    <style:style style:name="T5" style:family="text">
      <style:text-properties fo:font-size="18pt" officeooo:rsid="00cb7c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roites parallèles <text:line-break/>droites perpendiculaires</text:p>
      <text:p text:style-name="Standard"/>
      <text:p text:style-name="P7"><text:span text:style-name="T2">D</text:span><text:span text:style-name="T4">roites perpendiculaires</text:span></text:p>
      <text:p text:style-name="P7"><text:span text:style-name="T3">p</text:span><text:span text:style-name="T4">167</text:span><text:span text:style-name="T5"> : </text:span><text:span text:style-name="T4">7, 8, 9, 12, 13</text:span></text:p>
      <text:p text:style-name="P1"/>
      <text:p text:style-name="P3">Droites parallèles</text:p>
      <text:p text:style-name="P4">p168 : 15</text:p>
      <text:p text:style-name="P7"><text:span text:style-name="T5">p</text:span><text:span text:style-name="T4">16</text:span><text:span text:style-name="T5">9 : 19</text:span></text:p>
      <text:p text:style-name="P7"><text:span text:style-name="T5">p</text:span><text:span text:style-name="T4">173</text:span><text:span text:style-name="T5"> : </text:span><text:span text:style-name="T4">49</text:span></text:p>
      <text:p text:style-name="P8"><text:span text:style-name="T4">p</text:span><text:span text:style-name="T1">175 : 67</text:span></text:p>
      <text:p text:style-name="P2"/>
      <text:p text:style-name="P3">Propriétés</text:p>
      <text:p text:style-name="P7"><text:span text:style-name="T5">p</text:span><text:span text:style-name="T4">168</text:span><text:span text:style-name="T5"> : </text:span><text:span text:style-name="T4">18</text:span></text:p>
      <text:p text:style-name="P7"><text:span text:style-name="T5">p</text:span><text:span text:style-name="T4">169</text:span><text:span text:style-name="T5"> : </text:span><text:span text:style-name="T4">2</text:span><text:span text:style-name="T5">1</text:span></text:p>
      <text:p text:style-name="P1"/>
      <text:p text:style-name="P3">Démonstrations</text:p>
      <text:p text:style-name="P7"><text:span text:style-name="T5">p</text:span><text:span text:style-name="T4">16</text:span><text:span text:style-name="T5">9 : </text:span><text:span text:style-name="T4">22, 25</text:span></text:p>
      <text:p text:style-name="P3">p173 : 50</text:p>
      <text:p text:style-name="P3">p174 : 59</text:p>
      <text:p text:style-name="P2"/>
      <text:p text:style-name="P3">Écrire un programme de construction</text:p>
      <text:p text:style-name="P7"><text:span text:style-name="T5">p</text:span><text:span text:style-name="T4">16</text:span><text:span text:style-name="T5">9 : </text:span><text:span text:style-name="T4">20</text:span></text:p>
      <text:p text:style-name="P6"/>
      <text:p text:style-name="Standard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H16M37S</meta:editing-duration>
    <meta:editing-cycles>161</meta:editing-cycles>
    <meta:generator>LibreOffice/7.3.7.2$Linux_X86_64 LibreOffice_project/30$Build-2</meta:generator>
    <meta:initial-creator>Véronique et Thibaud FONTANET</meta:initial-creator>
    <dc:date>2024-09-19T22:32:56.884088411</dc:date>
    <meta:document-statistic meta:table-count="0" meta:image-count="0" meta:object-count="0" meta:page-count="1" meta:paragraph-count="17" meta:word-count="53" meta:character-count="261" meta:non-whitespace-character-count="224"/>
  </office:meta>
</office:document-meta>
</file>